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7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Preformatted_20_Text">
      <style:text-properties style:font-name="Liberation Serif" fo:font-size="11pt" style:font-size-asian="11pt" style:font-size-complex="11pt"/>
    </style:style>
    <style:style style:name="P19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Heading_20_1">
      <style:paragraph-properties fo:break-before="page"/>
    </style:style>
    <style:style style:name="T1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2">Objet :</text:p>
      <text:p text:style-name="P11"><text:tab/>Ordre du jour de la réunion client YSECO / CuisinAvenir du 25/09/2013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Auteurs</text:p>
          </table:table-cell>
          <table:table-cell table:style-name="Tableau1.A1" office:value-type="string">
            <text:p text:style-name="P17">Approbateurs</text:p>
          </table:table-cell>
          <table:table-cell table:style-name="Tableau1.C1" office:value-type="string">
            <text:p text:style-name="P17">Validation</text:p>
          </table:table-cell>
        </table:table-row>
        <table:table-row>
          <table:table-cell table:style-name="Tableau1.A3" office:value-type="string">
            <text:p text:style-name="P14">Christophe GUIEU</text:p>
          </table:table-cell>
          <table:table-cell table:style-name="Tableau1.B3" office:value-type="string">
            <text:p text:style-name="P18">Éloi PERDEREAU (YSECO)</text:p>
            <text:p text:style-name="P18">Yahya BENTAHILA (YSECO)</text:p>
            <text:p text:style-name="P18">Oumar SISSOKO (YSECO)</text:p>
            <text:p text:style-name="P16">Sébastien DELECRAZ (YSECO)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23/09/2013</text:p>
          </table:table-cell>
          <table:table-cell table:style-name="Tableau1.B3" office:value-type="string">
            <text:p text:style-name="P15">Approuvé le :23/09/2013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Jack JONES <text:span text:style-name="T1">(CuisinAvenir)</text:span>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8">Éloi PERDEREAU (YSECO)</text:p>
            <text:p text:style-name="P18">Yahya BENTAHILA (YSECO)</text:p>
            <text:p text:style-name="P18">Oumar SISSOKO (YSECO)</text:p>
            <text:p text:style-name="P16">Sébastien DELECRAZ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Ordre du jour client</text:p>
          </table:table-cell>
          <table:table-cell table:style-name="Tableau3.B2" office:value-type="string">
            <text:p text:style-name="P4">ODJ_25-09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14">Christophe GUIEU</text:p>
          </table:table-cell>
          <table:table-cell table:style-name="Tableau4.C4" office:value-type="string">
            <text:p text:style-name="P4">23/09/2013</text:p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23" text:outline-level="1">Approbation du compte rendu du 18/09</text:h>
      <text:h text:style-name="Heading_20_1" text:outline-level="1">Général</text:h>
      <text:list xml:id="list2427340861" text:style-name="L1">
        <text:list-item>
          <text:p text:style-name="P20">Nom de domaine</text:p>
        </text:list-item>
      </text:list>
      <text:h text:style-name="Heading_20_1" text:outline-level="1">Présentation et discussion de l'itération 1</text:h>
      <text:list xml:id="list1181985638" text:style-name="L2">
        <text:list-item>
          <text:p text:style-name="P21">Choix des cas d'utilisations</text:p>
        </text:list-item>
        <text:list-item>
          <text:p text:style-name="P21">Maquette</text:p>
        </text:list-item>
        <text:list-item>
          <text:p text:style-name="P21">Quelles sont les informations clients nécessaires à une commande / devis ?</text:p>
        </text:list-item>
        <text:list-item>
          <text:p text:style-name="P21">Requêtes et remarques</text:p>
        </text:list-item>
      </text:list>
      <text:h text:style-name="Heading_20_1" text:outline-level="1">Présentation et discussion de l'itération 2</text:h>
      <text:list xml:id="list1497622293" text:style-name="L3">
        <text:list-item>
          <text:p text:style-name="P22">Quelles sont les informations en entrée et sortie de stock ?</text:p>
        </text:list-item>
        <text:list-item>
          <text:p text:style-name="P22">Quelles sont les informations en entrée et sortie de catalogue ?</text:p>
        </text:list-item>
        <text:list-item>
          <text:p text:style-name="P22">Comment se fait la gestion d'une commande / devis ?</text:p>
        </text:list-item>
        <text:list-item>
          <text:p text:style-name="P22">Est ce que chaque client doit avoir un compte ?</text:p>
        </text:list-item>
      </text:list>
      <text:h text:style-name="Heading_20_1" text:outline-level="1">Diver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Ordre du jour réunion client 25/09/2013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09:30:35</meta:creation-date>
    <meta:editing-duration>PT1H4M20S</meta:editing-duration>
    <meta:editing-cycles>9</meta:editing-cycles>
    <meta:generator>LibreOffice/3.5$Linux_x86 LibreOffice_project/350m1$Build-2</meta:generator>
    <dc:title>cuisinavenir</dc:title>
    <meta:initial-creator>GUIEU Christophe</meta:initial-creator>
    <dc:date>2013-09-23T16:02:00</dc:date>
    <dc:creator>BENTAHILA Yahya</dc:creator>
    <meta:document-statistic meta:table-count="5" meta:image-count="0" meta:object-count="0" meta:page-count="2" meta:paragraph-count="56" meta:word-count="198" meta:character-count="1168" meta:non-whitespace-character-count="1032"/>
    <meta:template xlink:type="simple" xlink:actuate="onRequest" xlink:title="cuisinavenir" xlink:href="../../../../../../../../../../../.config/libreoffice/3/user/template/cuisinavenir1.ott" meta:date="2013-09-23T09:30:35"/>
  </office:meta>
</office:document-meta>
</file>